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17.3355cm"/>
    </style:style>
    <style:style style:name="co3" style:family="table-column">
      <style:table-column-properties fo:break-before="auto" style:column-width="6.413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hacungc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n_ncc</text:p>
          </table:table-cell>
          <table:table-cell office:value-type="string" table:style-name="ce1">
            <text:p>diachi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website</text:p>
          </table:table-cell>
          <table:table-cell office:value-type="string" table:style-name="ce1">
            <text:p>logo</text:p>
          </table:table-cell>
          <table:table-cell office:value-type="string" table:style-name="ce1">
            <text:p>pho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It Systems Việt Nam</text:p>
          </table:table-cell>
          <table:table-cell office:value-type="string" table:style-name="ce1">
            <text:p>321/10 Phan Đình Phùng, Phường 15, Quận Phú Nhuận, TP. Hồ Chí Minh (TPHCM)</text:p>
          </table:table-cell>
          <table:table-cell office:value-type="string" table:style-name="ce1">
            <text:p>contact@itsystems.com.vn</text:p>
          </table:table-cell>
          <table:table-cell office:value-type="string" table:style-name="ce1">
            <text:p>http://www.itsystems.vn</text:p>
          </table:table-cell>
          <table:table-cell office:value-type="string" table:style-name="ce1">
            <text:p>http://trangvangtructuyen.vn/files/products/24Z43OLL.jpg</text:p>
          </table:table-cell>
          <table:table-cell office:value-type="string" table:style-name="ce1">
            <text:p>(028) 39950359 - 0909 104 579<text:s text:c="2"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Thương Mại Hoàng Phát Hải Phòng</text:p>
          </table:table-cell>
          <table:table-cell office:value-type="string" table:style-name="ce1">
            <text:p>Số 4, Lô 2A Lê Hồng Phong, Ngô Quyền, Tp. Hải Phòng - Chi Nhánh: Thanh Hóa</text:p>
          </table:table-cell>
          <table:table-cell office:value-type="string" table:style-name="ce1">
            <text:p>lananhhoangphat@gmail.com</text:p>
          </table:table-cell>
          <table:table-cell office:value-type="string" table:style-name="ce1">
            <text:p>https://hoangphatvn.vn</text:p>
          </table:table-cell>
          <table:table-cell office:value-type="string" table:style-name="ce1">
            <text:p>http://trangvangtructuyen.vn/files/products/92fw64zJ.jpg</text:p>
          </table:table-cell>
          <table:table-cell office:value-type="string" table:style-name="ce1">
            <text:p>(0225) 3250888 | 3556488 | 3757676 (0225) 3686200<text:s text:c="2"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Quảng Tin</text:p>
          </table:table-cell>
          <table:table-cell office:value-type="string" table:style-name="ce1">
            <text:p>6D3 Chu Văn An, Phường 26, Quận Bình Thạnh, TP. Hồ Chí Minh (TPHCM)</text:p>
          </table:table-cell>
          <table:table-cell office:value-type="string" table:style-name="ce1">
            <text:p>quangtin@quangtin.com</text:p>
          </table:table-cell>
          <table:table-cell office:value-type="string" table:style-name="ce1">
            <text:p>http://quangtin.com</text:p>
          </table:table-cell>
          <table:table-cell office:value-type="string" table:style-name="ce1">
            <text:p>http://trangvangtructuyen.vn/files/products/78me38v9.png</text:p>
          </table:table-cell>
          <table:table-cell office:value-type="string" table:style-name="ce1">
            <text:p>(028) 35118466, 35118467 - 0989 044 022 (028) 351020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Công Nghệ Máy Tính An Phát</text:p>
          </table:table-cell>
          <table:table-cell office:value-type="string" table:style-name="ce1">
            <text:p>Số 19, Ngõ 178 Thái Hà - Đống Đa - Tp. Hà Nội (TPHN)</text:p>
          </table:table-cell>
          <table:table-cell office:value-type="string" table:style-name="ce1">
            <text:p>maytinhanphat178@gmail.com</text:p>
          </table:table-cell>
          <table:table-cell office:value-type="string" table:style-name="ce1">
            <text:p>https://maytinhanphat.vn</text:p>
          </table:table-cell>
          <table:table-cell office:value-type="string" table:style-name="ce1">
            <text:p>http://trangvangtructuyen.vn/files/products/77a725d1.jpg</text:p>
          </table:table-cell>
          <table:table-cell office:value-type="string" table:style-name="ce1">
            <text:p>(024) 66622909, 0971 851 1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Tin Học Minh An</text:p>
          </table:table-cell>
          <table:table-cell office:value-type="string" table:style-name="ce1">
            <text:p>426 Nguyễn Trực, Bích Hòa, Thanh Oai, Tp. Hà Nội (TPHN)</text:p>
          </table:table-cell>
          <table:table-cell office:value-type="string" table:style-name="ce1">
            <text:p>mac@minhancompuer.com</text:p>
          </table:table-cell>
          <table:table-cell office:value-type="string" table:style-name="ce1">
            <text:p>https://minhancomputer.com</text:p>
          </table:table-cell>
          <table:table-cell office:value-type="string" table:style-name="ce1">
            <text:p>http://trangvangtructuyen.vn/files/products/76ko6REJ.jpg</text:p>
          </table:table-cell>
          <table:table-cell office:value-type="string" table:style-name="ce1">
            <text:p>(024) 387777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Thương Mại Dịch Vụ Điện Tử Viễn Thông HKP</text:p>
          </table:table-cell>
          <table:table-cell office:value-type="string" table:style-name="ce1">
            <text:p>174 Đường 17, Khu Phố 5, Phường Linh Trung, Quận Thủ Đức, Tp. Hồ Chí Minh (TPHCM)</text:p>
          </table:table-cell>
          <table:table-cell office:value-type="string" table:style-name="ce1">
            <text:p>phapbt@hkp.vn - phapbt@gmail.com</text:p>
          </table:table-cell>
          <table:table-cell office:value-type="string" table:style-name="ce1">
            <text:p>https://hkp.vn</text:p>
          </table:table-cell>
          <table:table-cell office:value-type="string" table:style-name="ce1">
            <text:p>http://trangvangtructuyen.vn/files/products/85076QZD.jpg</text:p>
          </table:table-cell>
          <table:table-cell office:value-type="string" table:style-name="ce1">
            <text:p>091 741 2839 - 098 927 18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MTV Thiên Long Phước</text:p>
          </table:table-cell>
          <table:table-cell office:value-type="string" table:style-name="ce1">
            <text:p>52B Lâm Văn Bền, P.Tân Kiểng, Quận 7, TP Hồ Chí Minh (TPHCM)</text:p>
          </table:table-cell>
          <table:table-cell office:value-type="string" table:style-name="ce1">
            <text:p>thienlongphuoc269@gmail.com</text:p>
          </table:table-cell>
          <table:table-cell office:value-type="string" table:style-name="ce1">
            <text:p>http://thienlongphuoc.com</text:p>
          </table:table-cell>
          <table:table-cell office:value-type="string" table:style-name="ce1">
            <text:p>http://trangvangtructuyen.vn/files/products/887hxhmk.png</text:p>
          </table:table-cell>
          <table:table-cell office:value-type="string" table:style-name="ce1">
            <text:p>(028) 6262 1569 - 0857 040 505 (028) 3775 12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Tin Học HKC</text:p>
          </table:table-cell>
          <table:table-cell office:value-type="string" table:style-name="ce1">
            <text:p>278 Nguyễn Văn Công, Phường 3, Quận Gò Vấp, Tp. Hồ Chí Minh (TPHCM)</text:p>
          </table:table-cell>
          <table:table-cell office:value-type="string" table:style-name="ce1">
            <text:p>info@hkc.vn</text:p>
          </table:table-cell>
          <table:table-cell office:value-type="string" table:style-name="ce1">
            <text:p>http://hkc.vn</text:p>
          </table:table-cell>
          <table:table-cell office:value-type="string" table:style-name="ce1">
            <text:p>http://trangvangtructuyen.vn/files/products/19l102n5.jpg</text:p>
          </table:table-cell>
          <table:table-cell office:value-type="string" table:style-name="ce1">
            <text:p>(028) 62576744 (028) 625730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ộ Kinh Doanh Hoàng Nam</text:p>
          </table:table-cell>
          <table:table-cell office:value-type="string" table:style-name="ce1">
            <text:p>Số 10, Ngõ 31, Phố Doãn Kế Thiện, Phường Mai Dịch, Quận Cầu Giấy, Thành Phố Hà Nội</text:p>
          </table:table-cell>
          <table:table-cell office:value-type="string" table:style-name="ce1">
            <text:p>sonhh2412@gmail.com</text:p>
          </table:table-cell>
          <table:table-cell office:value-type="string" table:style-name="ce1">
            <text:p>http://kavi.vn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091.5500 8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Thương Mại VHC</text:p>
          </table:table-cell>
          <table:table-cell office:value-type="string" table:style-name="ce1">
            <text:p>VHC Tower, 399 Phạm Văn Đồng, P. Xuân Đỉnh, Q. Bắc Từ Liêm, TP Hà Nội (TPHN)</text:p>
          </table:table-cell>
          <table:table-cell office:value-type="string" table:style-name="ce1">
            <text:p>online@hc.com.vn</text:p>
          </table:table-cell>
          <table:table-cell office:value-type="string" table:style-name="ce1">
            <text:p>http://hc.com.vn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(024) 37501188 (024) 375018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Toàn Cầu Phương Trâm</text:p>
          </table:table-cell>
          <table:table-cell office:value-type="string" table:style-name="ce1">
            <text:p>76/28/5 Lê Văn Phan, P. Phú Thọ Hòa, Q. Tân Phú, TP. Hồ Chí Minh (TPHCM)</text:p>
          </table:table-cell>
          <table:table-cell office:value-type="string" table:style-name="ce1">
            <text:p>phuonglm83@gmail.com</text:p>
          </table:table-cell>
          <table:table-cell office:value-type="string" table:style-name="ce1">
            <text:p>http://putago.vn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(028) 38611515, 0906 358 313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Công nghệ Syscom</text:p>
          </table:table-cell>
          <table:table-cell office:value-type="string" table:style-name="ce1">
            <text:p>12A Đường Số 4, Phường Phú Mỹ, Quận 7, Tp. Hồ Chí Minh (TPHCM)</text:p>
          </table:table-cell>
          <table:table-cell office:value-type="string" table:style-name="ce1">
            <text:p>ctysyscom@gmail.com</text:p>
          </table:table-cell>
          <table:table-cell office:value-type="string" table:style-name="ce1">
            <text:p>http://www.syscom.net.vn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0931 457 534<text:s text:c="2"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Thương Mại Dịch Vụ Thanh Thịnh</text:p>
          </table:table-cell>
          <table:table-cell office:value-type="string" table:style-name="ce1">
            <text:p>41B20 Đường 30/4, Phường 9, Thành Phố Vũng Tàu, Bà Rịa-Vũng Tàu</text:p>
          </table:table-cell>
          <table:table-cell office:value-type="string" table:style-name="ce1">
            <text:p>thanhthinhvt@gmail.com</text:p>
          </table:table-cell>
          <table:table-cell office:value-type="string" table:style-name="ce1">
            <text:p>http://cameravungtau.com.vn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(0254) 3513 860 (0254) 3577 524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Thương Mại Kỹ Thuật Tin Học Anh Ngọc</text:p>
          </table:table-cell>
          <table:table-cell office:value-type="string" table:style-name="ce1">
            <text:p>CN Hà Nội: 12 Lô 2C Khu ĐTM Trung Yên, Q.Cầu Giấy, Hà Nội (TPHN)</text:p>
          </table:table-cell>
          <table:table-cell office:value-type="string" table:style-name="ce1">
            <text:p>sales@anhngoc.com.vn</text:p>
          </table:table-cell>
          <table:table-cell office:value-type="string" table:style-name="ce1">
            <text:p>http://anhngoc.vn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(024) 3768234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Thương Mại Dịch Vụ Hoàng Cố Đô</text:p>
          </table:table-cell>
          <table:table-cell office:value-type="string" table:style-name="ce1">
            <text:p>622/16/5 Cộng Hòa, Phường 13, Quận Tân Binh, TP. Hồ Chí Minh (TP HCM)</text:p>
          </table:table-cell>
          <table:table-cell office:value-type="string" table:style-name="ce1">
            <text:p>hoang@hoangcodo.com</text:p>
          </table:table-cell>
          <table:table-cell office:value-type="string" table:style-name="ce1">
            <text:p>http://www.hoangcodo.com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(028) 3811 5345 – (028) 3811 5335 (028) 3811 535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SX TM DV Công Nghệ An Gia Thịnh</text:p>
          </table:table-cell>
          <table:table-cell office:value-type="string" table:style-name="ce1">
            <text:p>152A Đường Man Thiện, KP5, P.Tăng Nhơn Phú A, Q.9, TP.Hồ Chí Minh</text:p>
          </table:table-cell>
          <table:table-cell office:value-type="string" table:style-name="ce1">
            <text:p>vitinhangiathinh@gmail.com</text:p>
          </table:table-cell>
          <table:table-cell office:value-type="string" table:style-name="ce1">
            <text:p>www.angiathinh.com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(028) 22152018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Thương Mại Dịch Vụ Đại Tiến Thành</text:p>
          </table:table-cell>
          <table:table-cell office:value-type="string" table:style-name="ce1">
            <text:p>117 Đường số 26, Phường Bình Trị Đông B, Quận Bình Tân, TP Hồ Chí Minh (TP HCM)</text:p>
          </table:table-cell>
          <table:table-cell office:value-type="string" table:style-name="ce1">
            <text:p>lethingoc_thao2003@yahoo.com</text:p>
          </table:table-cell>
          <table:table-cell office:value-type="string" table:style-name="ce1">
            <text:p>http://daitienthanh.vn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(028) 38766007- (028) 62605401 - (028) 62605402 - (028) 22126699 (028) 38766007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CP Công nghệ Thương mại Dịch vụ Vietstars</text:p>
          </table:table-cell>
          <table:table-cell office:value-type="string" table:style-name="ce1">
            <text:p>Số 109 Lê Thanh Nghị TP Hải dương</text:p>
          </table:table-cell>
          <table:table-cell office:value-type="string" table:style-name="ce1">
            <text:p>vietstars.vietnam@gmail.com</text:p>
          </table:table-cell>
          <table:table-cell office:value-type="string" table:style-name="ce1">
            <text:p>http://haiduongpc.com.vn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090 469 0212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Thương Mại Công Nghệ HQC</text:p>
          </table:table-cell>
          <table:table-cell office:value-type="string" table:style-name="ce1">
            <text:p>115 Đốc Thiết, P.Hưng Bình, TP. Vinh, Tỉnh Nghệ An</text:p>
          </table:table-cell>
          <table:table-cell office:value-type="string" table:style-name="ce1">
            <text:p>hqclaptop@gmail.com</text:p>
          </table:table-cell>
          <table:table-cell office:value-type="string" table:style-name="ce1">
            <text:p>http://maytinhnghean.com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(0238) 3526115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ông Ty TNHH Điều Khiển Tự Động An Phát</text:p>
          </table:table-cell>
          <table:table-cell office:value-type="string" table:style-name="ce1">
            <text:p>86/21 Phan Tây Hồ, P. 7, Q. Phú Nhuận TP. Hồ Chí Minh (TPHCM)</text:p>
          </table:table-cell>
          <table:table-cell office:value-type="string" table:style-name="ce1">
            <text:p>tudonganphat@gmail.com</text:p>
          </table:table-cell>
          <table:table-cell office:value-type="string" table:style-name="ce1">
            <text:p>http://tudonganphat.com</text:p>
          </table:table-cell>
          <table:table-cell office:value-type="string" table:style-name="ce1">
            <text:p>http://trangvangtructuyen.vn/images/noimg.jpg</text:p>
          </table:table-cell>
          <table:table-cell office:value-type="string" table:style-name="ce1">
            <text:p>(028) 35109735 (028) 35109735</text:p>
          </table:table-cell>
          <table:table-cell table:number-columns-repeated="16378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Apache POI</meta:initial-creator>
    <dc:creator>NGOC BAU</dc:creator>
    <meta:creation-date>2021-11-28T03:20:52Z</meta:creation-date>
    <dc:date>2021-11-28T03:37:15Z</dc:date>
  </office:meta>
</office:document-meta>
</file>